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2.41pt" svg:height="255.09pt" svg:x="815.36pt" svg:y="90.2pt">
            <loext:p draw:notify-on-update-of-ranges="Sheet1.H2:Sheet1.H11 Sheet1.J2:Sheet1.J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Imax</text:p>
          </table:table-cell>
          <table:table-cell office:value-type="string" calcext:value-type="string">
            <text:p>Imin</text:p>
          </table:table-cell>
          <table:table-cell office:value-type="string" calcext:value-type="string">
            <text:p>omegamax</text:p>
          </table:table-cell>
          <table:table-cell office:value-type="string" calcext:value-type="string">
            <text:p>omaga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634" calcext:value-type="float">
            <text:p>0.634</text:p>
          </table:table-cell>
          <table:table-cell office:value-type="float" office:value="-0.639" calcext:value-type="float">
            <text:p>-0.639</text:p>
          </table:table-cell>
          <table:table-cell office:value-type="float" office:value="17.009" calcext:value-type="float">
            <text:p>17.009</text:p>
          </table:table-cell>
          <table:table-cell office:value-type="float" office:value="-18.799" calcext:value-type="float">
            <text:p>-18.79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([.C2]-[.D2])/2" office:value-type="float" office:value="0.6365" calcext:value-type="float">
            <text:p>0.6365</text:p>
          </table:table-cell>
          <table:table-cell table:formula="of:=([.E2]-[.F2])/2" office:value-type="float" office:value="17.904" calcext:value-type="float">
            <text:p>17.904</text:p>
          </table:table-cell>
          <table:table-cell table:formula="of:=([.$A$2]*[.I2])/(2*PI()*[.H2]*[.J2])" office:value-type="float" office:value="0.003394843206367" calcext:value-type="float">
            <text:p>0.0033948432</text:p>
          </table:table-cell>
        </table:table-row>
        <table:table-row table:style-name="ro1">
          <table:table-cell table:number-columns-repeated="2"/>
          <table:table-cell office:value-type="float" office:value="0.634" calcext:value-type="float">
            <text:p>0.634</text:p>
          </table:table-cell>
          <table:table-cell office:value-type="float" office:value="-0.638" calcext:value-type="float">
            <text:p>-0.638</text:p>
          </table:table-cell>
          <table:table-cell office:value-type="float" office:value="13.772" calcext:value-type="float">
            <text:p>13.772</text:p>
          </table:table-cell>
          <table:table-cell office:value-type="float" office:value="-14.296" calcext:value-type="float">
            <text:p>-14.296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([.C3]-[.D3])/2" office:value-type="float" office:value="0.636" calcext:value-type="float">
            <text:p>0.636</text:p>
          </table:table-cell>
          <table:table-cell table:formula="of:=([.E3]-[.F3])/2" office:value-type="float" office:value="14.034" calcext:value-type="float">
            <text:p>14.034</text:p>
          </table:table-cell>
          <table:table-cell table:formula="of:=([.$A$2]*[.I3])/(2*PI()*[.H3]*[.J3])" office:value-type="float" office:value="0.00216379956832932" calcext:value-type="float">
            <text:p>0.0021637996</text:p>
          </table:table-cell>
        </table:table-row>
        <table:table-row table:style-name="ro1">
          <table:table-cell table:number-columns-repeated="2"/>
          <table:table-cell office:value-type="float" office:value="0.634" calcext:value-type="float">
            <text:p>0.634</text:p>
          </table:table-cell>
          <table:table-cell office:value-type="float" office:value="-0.634" calcext:value-type="float">
            <text:p>-0.634</text:p>
          </table:table-cell>
          <table:table-cell office:value-type="float" office:value="8.686" calcext:value-type="float">
            <text:p>8.686</text:p>
          </table:table-cell>
          <table:table-cell office:value-type="float" office:value="-8.726" calcext:value-type="float">
            <text:p>-8.726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([.C4]-[.D4])/2" office:value-type="float" office:value="0.634" calcext:value-type="float">
            <text:p>0.634</text:p>
          </table:table-cell>
          <table:table-cell table:formula="of:=([.E4]-[.F4])/2" office:value-type="float" office:value="8.706" calcext:value-type="float">
            <text:p>8.706</text:p>
          </table:table-cell>
          <table:table-cell table:formula="of:=([.$A$2]*[.I4])/(2*PI()*[.H4]*[.J4])" office:value-type="float" office:value="0.00139082334831512" calcext:value-type="float">
            <text:p>0.0013908233</text:p>
          </table:table-cell>
        </table:table-row>
        <table:table-row table:style-name="ro1"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-0.631" calcext:value-type="float">
            <text:p>-0.631</text:p>
          </table:table-cell>
          <table:table-cell office:value-type="float" office:value="5.348" calcext:value-type="float">
            <text:p>5.348</text:p>
          </table:table-cell>
          <table:table-cell office:value-type="float" office:value="-5.187" calcext:value-type="float">
            <text:p>-5.18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([.C5]-[.D5])/2" office:value-type="float" office:value="0.6345" calcext:value-type="float">
            <text:p>0.6345</text:p>
          </table:table-cell>
          <table:table-cell table:formula="of:=([.E5]-[.F5])/2" office:value-type="float" office:value="5.2675" calcext:value-type="float">
            <text:p>5.2675</text:p>
          </table:table-cell>
          <table:table-cell table:formula="of:=([.$A$2]*[.I5])/(2*PI()*[.H5]*[.J5])" office:value-type="float" office:value="0.00115026648002059" calcext:value-type="float">
            <text:p>0.0011502665</text:p>
          </table:table-cell>
        </table:table-row>
        <table:table-row table:style-name="ro1">
          <table:table-cell table:number-columns-repeated="2"/>
          <table:table-cell office:value-type="float" office:value="0.635" calcext:value-type="float">
            <text:p>0.635</text:p>
          </table:table-cell>
          <table:table-cell office:value-type="float" office:value="-0.63" calcext:value-type="float">
            <text:p>-0.63</text:p>
          </table:table-cell>
          <table:table-cell office:value-type="float" office:value="3.076" calcext:value-type="float">
            <text:p>3.076</text:p>
          </table:table-cell>
          <table:table-cell office:value-type="float" office:value="-3.056" calcext:value-type="float">
            <text:p>-3.056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formula="of:=([.C6]-[.D6])/2" office:value-type="float" office:value="0.6325" calcext:value-type="float">
            <text:p>0.6325</text:p>
          </table:table-cell>
          <table:table-cell table:formula="of:=([.E6]-[.F6])/2" office:value-type="float" office:value="3.066" calcext:value-type="float">
            <text:p>3.066</text:p>
          </table:table-cell>
          <table:table-cell table:formula="of:=([.$A$2]*[.I6])/(2*PI()*[.H6]*[.J6])" office:value-type="float" office:value="0.000984985337628413" calcext:value-type="float">
            <text:p>0.0009849853</text:p>
          </table:table-cell>
        </table:table-row>
        <table:table-row table:style-name="ro1">
          <table:table-cell table:number-columns-repeated="2"/>
          <table:table-cell office:value-type="float" office:value="0.634" calcext:value-type="float">
            <text:p>0.634</text:p>
          </table:table-cell>
          <table:table-cell office:value-type="float" office:value="-0.635" calcext:value-type="float">
            <text:p>-0.635</text:p>
          </table:table-cell>
          <table:table-cell office:value-type="float" office:value="1.126" calcext:value-type="float">
            <text:p>1.126</text:p>
          </table:table-cell>
          <table:table-cell office:value-type="float" office:value="-1.126" calcext:value-type="float">
            <text:p>-1.126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([.C7]-[.D7])/2" office:value-type="float" office:value="0.6345" calcext:value-type="float">
            <text:p>0.6345</text:p>
          </table:table-cell>
          <table:table-cell table:formula="of:=([.E7]-[.F7])/2" office:value-type="float" office:value="1.126" calcext:value-type="float">
            <text:p>1.126</text:p>
          </table:table-cell>
          <table:table-cell table:formula="of:=([.$A$2]*[.I7])/(2*PI()*[.H7]*[.J7])" office:value-type="float" office:value="0.00107620402904235" calcext:value-type="float">
            <text:p>0.001076204</text:p>
          </table:table-cell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office:value-type="float" office:value="-0.637" calcext:value-type="float">
            <text:p>-0.637</text:p>
          </table:table-cell>
          <table:table-cell office:value-type="float" office:value="20.247" calcext:value-type="float">
            <text:p>20.247</text:p>
          </table:table-cell>
          <table:table-cell office:value-type="float" office:value="-21.75" calcext:value-type="float">
            <text:p>-21.7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formula="of:=([.C8]-[.D8])/2" office:value-type="float" office:value="0.638" calcext:value-type="float">
            <text:p>0.638</text:p>
          </table:table-cell>
          <table:table-cell table:formula="of:=([.E8]-[.F8])/2" office:value-type="float" office:value="20.9985" calcext:value-type="float">
            <text:p>20.9985</text:p>
          </table:table-cell>
          <table:table-cell table:formula="of:=([.$A$2]*[.I8])/(2*PI()*[.H8]*[.J8])" office:value-type="float" office:value="0.00580274897879159" calcext:value-type="float">
            <text:p>0.005802749</text:p>
          </table:table-cell>
        </table:table-row>
        <table:table-row table:style-name="ro1">
          <table:table-cell table:number-columns-repeated="8"/>
          <table:table-cell table:formula="of:=([.C9]-[.D9])/2" office:value-type="float" office:value="0" calcext:value-type="float">
            <text:p>0</text:p>
          </table:table-cell>
          <table:table-cell table:formula="of:=([.E9]-[.F9])/2" office:value-type="float" office:value="0" calcext:value-type="float">
            <text:p>0</text:p>
          </table:table-cell>
          <table:table-cell table:formula="of:=([.$A$2]*[.I9])/(2*PI()*[.H9]*[.J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C10]-[.D10])/2" office:value-type="float" office:value="0" calcext:value-type="float">
            <text:p>0</text:p>
          </table:table-cell>
          <table:table-cell table:formula="of:=([.E10]-[.F10])/2" office:value-type="float" office:value="0" calcext:value-type="float">
            <text:p>0</text:p>
          </table:table-cell>
          <table:table-cell table:formula="of:=([.$A$2]*[.I10])/(2*PI()*[.H10]*[.J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C11]-[.D11])/2" office:value-type="float" office:value="0" calcext:value-type="float">
            <text:p>0</text:p>
          </table:table-cell>
          <table:table-cell table:formula="of:=([.E11]-[.F11])/2" office:value-type="float" office:value="0" calcext:value-type="float">
            <text:p>0</text:p>
          </table:table-cell>
          <table:table-cell table:formula="of:=([.$A$2]*[.I11])/(2*PI()*[.H11]*[.J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C12]-[.D12])/2" office:value-type="float" office:value="0" calcext:value-type="float">
            <text:p>0</text:p>
          </table:table-cell>
          <table:table-cell table:formula="of:=([.E12]-[.F12])/2" office:value-type="float" office:value="0" calcext:value-type="float">
            <text:p>0</text:p>
          </table:table-cell>
          <table:table-cell table:formula="of:=([.$A$2]*[.I12])/(2*PI()*[.H12]*[.J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C13]-[.D13])/2" office:value-type="float" office:value="0" calcext:value-type="float">
            <text:p>0</text:p>
          </table:table-cell>
          <table:table-cell table:formula="of:=([.E13]-[.F13])/2" office:value-type="float" office:value="0" calcext:value-type="float">
            <text:p>0</text:p>
          </table:table-cell>
          <table:table-cell table:formula="of:=([.$A$2]*[.I13])/(2*PI()*[.H13]*[.J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  <table:table-cell table:formula="of:=([.E14]-[.F14])/2" office:value-type="float" office:value="0" calcext:value-type="float">
            <text:p>0</text:p>
          </table:table-cell>
          <table:table-cell table:formula="of:=([.$A$2]*[.I14])/(2*PI()*[.H14]*[.J14])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450.82pt" svg:y="105.25pt">
            <loext:p draw:notify-on-update-of-ranges="Sheet2.H2:Sheet2.H8 Sheet2.J2:Sheet2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Imax</text:p>
          </table:table-cell>
          <table:table-cell office:value-type="string" calcext:value-type="string">
            <text:p>Imin</text:p>
          </table:table-cell>
          <table:table-cell office:value-type="string" calcext:value-type="string">
            <text:p>omegamax</text:p>
          </table:table-cell>
          <table:table-cell office:value-type="string" calcext:value-type="string">
            <text:p>omega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-1.034" calcext:value-type="float">
            <text:p>-1.034</text:p>
          </table:table-cell>
          <table:table-cell office:value-type="float" office:value="29.536" calcext:value-type="float">
            <text:p>29.536</text:p>
          </table:table-cell>
          <table:table-cell office:value-type="float" office:value="-30.421" calcext:value-type="float">
            <text:p>-30.4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([.C2]-[.D2])/2" office:value-type="float" office:value="1.032" calcext:value-type="float">
            <text:p>1.032</text:p>
          </table:table-cell>
          <table:table-cell table:formula="of:=([.E2]-[.F2])/2" office:value-type="float" office:value="29.9785" calcext:value-type="float">
            <text:p>29.9785</text:p>
          </table:table-cell>
          <table:table-cell table:formula="of:=([.$A$2]*[.I2])/(2*PI()*[.H2]*[.J2])" office:value-type="float" office:value="0.0032873139337359" calcext:value-type="float">
            <text:p>0.0032873139</text:p>
          </table:table-cell>
        </table:table-row>
        <table:table-row table:style-name="ro1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-1.031" calcext:value-type="float">
            <text:p>-1.031</text:p>
          </table:table-cell>
          <table:table-cell office:value-type="float" office:value="18.538" calcext:value-type="float">
            <text:p>18.538</text:p>
          </table:table-cell>
          <table:table-cell office:value-type="float" office:value="-19.201" calcext:value-type="float">
            <text:p>-19.20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([.C3]-[.D3])/2" office:value-type="float" office:value="1.0355" calcext:value-type="float">
            <text:p>1.0355</text:p>
          </table:table-cell>
          <table:table-cell table:formula="of:=([.E3]-[.F3])/2" office:value-type="float" office:value="18.8695" calcext:value-type="float">
            <text:p>18.8695</text:p>
          </table:table-cell>
          <table:table-cell table:formula="of:=([.$A$2]*[.I3])/(2*PI()*[.H3]*[.J3])" office:value-type="float" office:value="0.00262017981777457" calcext:value-type="float">
            <text:p>0.0026201798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-1.04" calcext:value-type="float">
            <text:p>-1.04</text:p>
          </table:table-cell>
          <table:table-cell office:value-type="float" office:value="8.485" calcext:value-type="float">
            <text:p>8.485</text:p>
          </table:table-cell>
          <table:table-cell office:value-type="float" office:value="-8.967" calcext:value-type="float">
            <text:p>-8.967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([.C4]-[.D4])/2" office:value-type="float" office:value="1.035" calcext:value-type="float">
            <text:p>1.035</text:p>
          </table:table-cell>
          <table:table-cell table:formula="of:=([.E4]-[.F4])/2" office:value-type="float" office:value="8.726" calcext:value-type="float">
            <text:p>8.726</text:p>
          </table:table-cell>
          <table:table-cell table:formula="of:=([.$A$2]*[.I4])/(2*PI()*[.H4]*[.J4])" office:value-type="float" office:value="0.00226530414073039" calcext:value-type="float">
            <text:p>0.0022653041</text:p>
          </table:table-cell>
        </table:table-row>
        <table:table-row table:style-name="ro1"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-1.04" calcext:value-type="float">
            <text:p>-1.04</text:p>
          </table:table-cell>
          <table:table-cell office:value-type="float" office:value="4.685" calcext:value-type="float">
            <text:p>4.685</text:p>
          </table:table-cell>
          <table:table-cell office:value-type="float" office:value="-4.705" calcext:value-type="float">
            <text:p>-4.70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([.C5]-[.D5])/2" office:value-type="float" office:value="1.0425" calcext:value-type="float">
            <text:p>1.0425</text:p>
          </table:table-cell>
          <table:table-cell table:formula="of:=([.E5]-[.F5])/2" office:value-type="float" office:value="4.695" calcext:value-type="float">
            <text:p>4.695</text:p>
          </table:table-cell>
          <table:table-cell table:formula="of:=([.$A$2]*[.I5])/(2*PI()*[.H5]*[.J5])" office:value-type="float" office:value="0.00212037096707094" calcext:value-type="float">
            <text:p>0.002120371</text:p>
          </table:table-cell>
        </table:table-row>
        <table:table-row table:style-name="ro1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-1.03" calcext:value-type="float">
            <text:p>-1.03</text:p>
          </table:table-cell>
          <table:table-cell office:value-type="float" office:value="2.393" calcext:value-type="float">
            <text:p>2.393</text:p>
          </table:table-cell>
          <table:table-cell office:value-type="float" office:value="-2.393" calcext:value-type="float">
            <text:p>-2.393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formula="of:=([.C6]-[.D6])/2" office:value-type="float" office:value="1.035" calcext:value-type="float">
            <text:p>1.035</text:p>
          </table:table-cell>
          <table:table-cell table:formula="of:=([.E6]-[.F6])/2" office:value-type="float" office:value="2.393" calcext:value-type="float">
            <text:p>2.393</text:p>
          </table:table-cell>
          <table:table-cell table:formula="of:=([.$A$2]*[.I6])/(2*PI()*[.H6]*[.J6])" office:value-type="float" office:value="0.00206509025616521" calcext:value-type="float">
            <text:p>0.0020650903</text:p>
          </table:table-cell>
        </table:table-row>
        <table:table-row table:style-name="ro1">
          <table:table-cell table:number-columns-repeated="2"/>
          <table:table-cell office:value-type="float" office:value="1.034" calcext:value-type="float">
            <text:p>1.034</text:p>
          </table:table-cell>
          <table:table-cell office:value-type="float" office:value="-1.032" calcext:value-type="float">
            <text:p>-1.032</text:p>
          </table:table-cell>
          <table:table-cell office:value-type="float" office:value="0.9048" calcext:value-type="float">
            <text:p>0.9048</text:p>
          </table:table-cell>
          <table:table-cell office:value-type="float" office:value="-0.9048" calcext:value-type="float">
            <text:p>-0.9048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([.C7]-[.D7])/2" office:value-type="float" office:value="1.033" calcext:value-type="float">
            <text:p>1.033</text:p>
          </table:table-cell>
          <table:table-cell table:formula="of:=([.E7]-[.F7])/2" office:value-type="float" office:value="0.9048" calcext:value-type="float">
            <text:p>0.9048</text:p>
          </table:table-cell>
          <table:table-cell table:formula="of:=([.$A$2]*[.I7])/(2*PI()*[.H7]*[.J7])" office:value-type="float" office:value="0.00218046493652424" calcext:value-type="float">
            <text:p>0.0021804649</text:p>
          </table:table-cell>
        </table:table-row>
        <table:table-row table:style-name="ro1">
          <table:table-cell table:number-columns-repeated="2"/>
          <table:table-cell office:value-type="float" office:value="1.039" calcext:value-type="float">
            <text:p>1.039</text:p>
          </table:table-cell>
          <table:table-cell office:value-type="float" office:value="-1.048" calcext:value-type="float">
            <text:p>-1.048</text:p>
          </table:table-cell>
          <table:table-cell office:value-type="float" office:value="39.709" calcext:value-type="float">
            <text:p>39.709</text:p>
          </table:table-cell>
          <table:table-cell office:value-type="float" office:value="-40.413" calcext:value-type="float">
            <text:p>-40.413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formula="of:=([.C8]-[.D8])/2" office:value-type="float" office:value="1.0435" calcext:value-type="float">
            <text:p>1.0435</text:p>
          </table:table-cell>
          <table:table-cell table:formula="of:=([.E8]-[.F8])/2" office:value-type="float" office:value="40.061" calcext:value-type="float">
            <text:p>40.061</text:p>
          </table:table-cell>
          <table:table-cell table:formula="of:=([.$A$2]*[.I8])/(2*PI()*[.H8]*[.J8])" office:value-type="float" office:value="0.00497475898603808" calcext:value-type="float">
            <text:p>0.004974759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2.83pt">
            <loext:p draw:notify-on-update-of-ranges="Sheet3.B1:Sheet3.B7 Sheet3.C1:Sheet3.C7 Sheet3.B1:Sheet3.B7 Sheet3.D1:Sheet3.D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.904" calcext:value-type="float">
            <text:p>17.904</text:p>
          </table:table-cell>
          <table:table-cell office:value-type="float" office:value="29.9785" calcext:value-type="float">
            <text:p>29.97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.034" calcext:value-type="float">
            <text:p>14.034</text:p>
          </table:table-cell>
          <table:table-cell office:value-type="float" office:value="18.8695" calcext:value-type="float">
            <text:p>18.86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.706" calcext:value-type="float">
            <text:p>8.706</text:p>
          </table:table-cell>
          <table:table-cell office:value-type="float" office:value="8.726" calcext:value-type="float">
            <text:p>8.7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2675" calcext:value-type="float">
            <text:p>5.2675</text:p>
          </table:table-cell>
          <table:table-cell office:value-type="float" office:value="4.695" calcext:value-type="float">
            <text:p>4.6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.066" calcext:value-type="float">
            <text:p>3.066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126" calcext:value-type="float">
            <text:p>1.126</text:p>
          </table:table-cell>
          <table:table-cell office:value-type="float" office:value="0.9048" calcext:value-type="float">
            <text:p>0.904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0.9985" calcext:value-type="float">
            <text:p>20.9985</text:p>
          </table:table-cell>
          <table:table-cell office:value-type="float" office:value="40.061" calcext:value-type="float">
            <text:p>40.061</text:p>
          </table:table-cell>
        </table:table-row>
      </table:table>
      <table:table table:name="Sheet4" table:style-name="ta1">
        <table:shapes>
          <draw:frame draw:z-index="0" draw:style-name="gr1" draw:text-style-name="P1" svg:width="453.51pt" svg:height="255.09pt" svg:x="450.82pt" svg:y="105.25pt">
            <loext:p draw:notify-on-update-of-ranges="Sheet4.H2:Sheet4.H8 Sheet4.J2:Sheet4.J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Imax</text:p>
          </table:table-cell>
          <table:table-cell office:value-type="string" calcext:value-type="string">
            <text:p>Imin</text:p>
          </table:table-cell>
          <table:table-cell office:value-type="string" calcext:value-type="string">
            <text:p>omegamax</text:p>
          </table:table-cell>
          <table:table-cell office:value-type="string" calcext:value-type="string">
            <text:p>omega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-1.528" calcext:value-type="float">
            <text:p>-1.528</text:p>
          </table:table-cell>
          <table:table-cell office:value-type="float" office:value="43.851" calcext:value-type="float">
            <text:p>43.851</text:p>
          </table:table-cell>
          <table:table-cell office:value-type="float" office:value="-45.158" calcext:value-type="float">
            <text:p>-45.158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([.C2]-[.D2])/2" office:value-type="float" office:value="1.535" calcext:value-type="float">
            <text:p>1.535</text:p>
          </table:table-cell>
          <table:table-cell table:formula="of:=([.E2]-[.F2])/2" office:value-type="float" office:value="44.5045" calcext:value-type="float">
            <text:p>44.5045</text:p>
          </table:table-cell>
          <table:table-cell table:formula="of:=([.$A$2]*[.I2])/(2*PI()*[.H2]*[.J2])" office:value-type="float" office:value="0.00329363778017135" calcext:value-type="float">
            <text:p>0.0032936378</text:p>
          </table:table-cell>
        </table:table-row>
        <table:table-row table:style-name="ro1">
          <table:table-cell table:number-columns-repeated="2"/>
          <table:table-cell office:value-type="float" office:value="1.547" calcext:value-type="float">
            <text:p>1.547</text:p>
          </table:table-cell>
          <table:table-cell office:value-type="float" office:value="-1.528" calcext:value-type="float">
            <text:p>-1.528</text:p>
          </table:table-cell>
          <table:table-cell office:value-type="float" office:value="25.313" calcext:value-type="float">
            <text:p>25.313</text:p>
          </table:table-cell>
          <table:table-cell office:value-type="float" office:value="-26.198" calcext:value-type="float">
            <text:p>-26.198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formula="of:=([.C3]-[.D3])/2" office:value-type="float" office:value="1.5375" calcext:value-type="float">
            <text:p>1.5375</text:p>
          </table:table-cell>
          <table:table-cell table:formula="of:=([.E3]-[.F3])/2" office:value-type="float" office:value="25.7555" calcext:value-type="float">
            <text:p>25.7555</text:p>
          </table:table-cell>
          <table:table-cell table:formula="of:=([.$A$2]*[.I3])/(2*PI()*[.H3]*[.J3])" office:value-type="float" office:value="0.0028502734367858" calcext:value-type="float">
            <text:p>0.0028502734</text:p>
          </table:table-cell>
        </table:table-row>
        <table:table-row table:style-name="ro1">
          <table:table-cell table:number-columns-repeated="2"/>
          <table:table-cell office:value-type="float" office:value="1.532" calcext:value-type="float">
            <text:p>1.532</text:p>
          </table:table-cell>
          <table:table-cell office:value-type="float" office:value="-1.536" calcext:value-type="float">
            <text:p>-1.536</text:p>
          </table:table-cell>
          <table:table-cell office:value-type="float" office:value="11.099" calcext:value-type="float">
            <text:p>11.099</text:p>
          </table:table-cell>
          <table:table-cell office:value-type="float" office:value="-11.239" calcext:value-type="float">
            <text:p>-11.239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formula="of:=([.C4]-[.D4])/2" office:value-type="float" office:value="1.534" calcext:value-type="float">
            <text:p>1.534</text:p>
          </table:table-cell>
          <table:table-cell table:formula="of:=([.E4]-[.F4])/2" office:value-type="float" office:value="11.169" calcext:value-type="float">
            <text:p>11.169</text:p>
          </table:table-cell>
          <table:table-cell table:formula="of:=([.$A$2]*[.I4])/(2*PI()*[.H4]*[.J4])" office:value-type="float" office:value="0.00262308549774878" calcext:value-type="float">
            <text:p>0.0026230855</text:p>
          </table:table-cell>
        </table:table-row>
        <table:table-row table:style-name="ro1">
          <table:table-cell table:number-columns-repeated="2"/>
          <table:table-cell office:value-type="float" office:value="1.533" calcext:value-type="float">
            <text:p>1.533</text:p>
          </table:table-cell>
          <table:table-cell office:value-type="float" office:value="-1.538" calcext:value-type="float">
            <text:p>-1.538</text:p>
          </table:table-cell>
          <table:table-cell office:value-type="float" office:value="5.65" calcext:value-type="float">
            <text:p>5.65</text:p>
          </table:table-cell>
          <table:table-cell office:value-type="float" office:value="-5.65" calcext:value-type="float">
            <text:p>-5.65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formula="of:=([.C5]-[.D5])/2" office:value-type="float" office:value="1.5355" calcext:value-type="float">
            <text:p>1.5355</text:p>
          </table:table-cell>
          <table:table-cell table:formula="of:=([.E5]-[.F5])/2" office:value-type="float" office:value="5.65" calcext:value-type="float">
            <text:p>5.65</text:p>
          </table:table-cell>
          <table:table-cell table:formula="of:=([.$A$2]*[.I5])/(2*PI()*[.H5]*[.J5])" office:value-type="float" office:value="0.00259521148797457" calcext:value-type="float">
            <text:p>0.0025952115</text:p>
          </table:table-cell>
        </table:table-row>
        <table:table-row table:style-name="ro1">
          <table:table-cell table:number-columns-repeated="2"/>
          <table:table-cell office:value-type="float" office:value="1.538" calcext:value-type="float">
            <text:p>1.538</text:p>
          </table:table-cell>
          <table:table-cell office:value-type="float" office:value="-1.551" calcext:value-type="float">
            <text:p>-1.551</text:p>
          </table:table-cell>
          <table:table-cell office:value-type="float" office:value="3" calcext:value-type="float">
            <text:p>3</text:p>
          </table:table-cell>
          <table:table-cell office:value-type="float" office:value="-2.976" calcext:value-type="float">
            <text:p>-2.976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table:formula="of:=([.C6]-[.D6])/2" office:value-type="float" office:value="1.5445" calcext:value-type="float">
            <text:p>1.5445</text:p>
          </table:table-cell>
          <table:table-cell table:formula="of:=([.E6]-[.F6])/2" office:value-type="float" office:value="2.988" calcext:value-type="float">
            <text:p>2.988</text:p>
          </table:table-cell>
          <table:table-cell table:formula="of:=([.$A$2]*[.I6])/(2*PI()*[.H6]*[.J6])" office:value-type="float" office:value="0.00246802017676137" calcext:value-type="float">
            <text:p>0.0024680202</text:p>
          </table:table-cell>
        </table:table-row>
        <table:table-row table:style-name="ro1">
          <table:table-cell table:number-columns-repeated="2"/>
          <table:table-cell office:value-type="float" office:value="1.538" calcext:value-type="float">
            <text:p>1.538</text:p>
          </table:table-cell>
          <table:table-cell office:value-type="float" office:value="-1.543" calcext:value-type="float">
            <text:p>-1.543</text:p>
          </table:table-cell>
          <table:table-cell office:value-type="float" office:value="1.086" calcext:value-type="float">
            <text:p>1.086</text:p>
          </table:table-cell>
          <table:table-cell office:value-type="float" office:value="-1.066" calcext:value-type="float">
            <text:p>-1.066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table:formula="of:=([.C7]-[.D7])/2" office:value-type="float" office:value="1.5405" calcext:value-type="float">
            <text:p>1.5405</text:p>
          </table:table-cell>
          <table:table-cell table:formula="of:=([.E7]-[.F7])/2" office:value-type="float" office:value="1.076" calcext:value-type="float">
            <text:p>1.076</text:p>
          </table:table-cell>
          <table:table-cell table:formula="of:=([.$A$2]*[.I7])/(2*PI()*[.H7]*[.J7])" office:value-type="float" office:value="0.00273432925464385" calcext:value-type="float">
            <text:p>0.0027343293</text:p>
          </table:table-cell>
        </table:table-row>
        <table:table-row table:style-name="ro1">
          <table:table-cell table:number-columns-repeated="2"/>
          <table:table-cell office:value-type="float" office:value="1.533" calcext:value-type="float">
            <text:p>1.533</text:p>
          </table:table-cell>
          <table:table-cell office:value-type="float" office:value="-1.54" calcext:value-type="float">
            <text:p>-1.54</text:p>
          </table:table-cell>
          <table:table-cell office:value-type="float" office:value="58.127" calcext:value-type="float">
            <text:p>58.127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750" calcext:value-type="float">
            <text:p>750</text:p>
          </table:table-cell>
          <table:table-cell office:value-type="float" office:value="0.5" calcext:value-type="float">
            <text:p>0.5</text:p>
          </table:table-cell>
          <table:table-cell table:formula="of:=([.C8]-[.D8])/2" office:value-type="float" office:value="1.5365" calcext:value-type="float">
            <text:p>1.5365</text:p>
          </table:table-cell>
          <table:table-cell table:formula="of:=([.E8]-[.F8])/2" office:value-type="float" office:value="58.6095" calcext:value-type="float">
            <text:p>58.6095</text:p>
          </table:table-cell>
          <table:table-cell table:formula="of:=([.$A$2]*[.I8])/(2*PI()*[.H8]*[.J8])" office:value-type="float" office:value="0.00500686550939416" calcext:value-type="float">
            <text:p>0.0050068655</text:p>
          </table:table-cell>
        </table:table-row>
      </table:table>
      <table:table table:name="arm_inertia" table:style-name="ta1">
        <table:shapes>
          <draw:frame draw:z-index="0" draw:style-name="gr1" draw:text-style-name="P1" svg:width="453.51pt" svg:height="255.09pt" svg:x="450.82pt" svg:y="105.25pt">
            <loext:p draw:notify-on-update-of-ranges="arm_inertia.H2:arm_inertia.H8 arm_inertia.J2:arm_inertia.J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i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1.53925" calcext:value-type="float">
            <text:p>1.53925</text:p>
          </table:table-cell>
          <table:table-cell office:value-type="float" office:value="18.558" calcext:value-type="float">
            <text:p>18.558</text:p>
          </table:table-cell>
          <table:table-cell table:formula="of:=([.$A$2]*[.I2])/(2*PI()*[.H2]*[.J2])" office:value-type="float" office:value="0.00792044119476883" calcext:value-type="float">
            <text:p>0.007920441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.5367" calcext:value-type="float">
            <text:p>1.5367</text:p>
          </table:table-cell>
          <table:table-cell office:value-type="float" office:value="9.1515" calcext:value-type="float">
            <text:p>9.1515</text:p>
          </table:table-cell>
          <table:table-cell table:formula="of:=([.$A$2]*[.I3])/(2*PI()*[.H3]*[.J3])" office:value-type="float" office:value="0.00801748569248699" calcext:value-type="float">
            <text:p>0.0080174857</text:p>
          </table:table-cell>
          <table:table-cell/>
          <table:table-cell office:value-type="string" calcext:value-type="string">
            <text:p>inertia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1.533" calcext:value-type="float">
            <text:p>1.533</text:p>
          </table:table-cell>
          <table:table-cell office:value-type="float" office:value="4.102" calcext:value-type="float">
            <text:p>4.102</text:p>
          </table:table-cell>
          <table:table-cell table:formula="of:=([.$A$2]*[.I4])/(2*PI()*[.H4]*[.J4])" office:value-type="float" office:value="0.00713752884719285" calcext:value-type="float">
            <text:p>0.00713752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.5449" calcext:value-type="float">
            <text:p>1.5449</text:p>
          </table:table-cell>
          <table:table-cell office:value-type="float" office:value="2.081" calcext:value-type="float">
            <text:p>2.081</text:p>
          </table:table-cell>
          <table:table-cell table:formula="of:=([.$A$2]*[.I5])/(2*PI()*[.H5]*[.J5])" office:value-type="float" office:value="0.00708923993030281" calcext:value-type="float">
            <text:p>0.007089239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.535" calcext:value-type="float">
            <text:p>1.535</text:p>
          </table:table-cell>
          <table:table-cell office:value-type="float" office:value="1.035" calcext:value-type="float">
            <text:p>1.035</text:p>
          </table:table-cell>
          <table:table-cell table:formula="of:=([.$A$2]*[.I6])/(2*PI()*[.H6]*[.J6])" office:value-type="float" office:value="0.00708124167090027" calcext:value-type="float">
            <text:p>0.007081241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.533" calcext:value-type="float">
            <text:p>1.533</text:p>
          </table:table-cell>
          <table:table-cell office:value-type="float" office:value="0.2915" calcext:value-type="float">
            <text:p>0.2915</text:p>
          </table:table-cell>
          <table:table-cell table:formula="of:=([.$A$2]*[.I7])/(2*PI()*[.H7]*[.J7])" office:value-type="float" office:value="0.0100439599763928" calcext:value-type="float">
            <text:p>0.01004396</text:p>
          </table:table-cell>
          <table:table-cell table:number-columns-repeated="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3:09:49.771877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09:57.367169661</meta:creation-date>
    <dc:date>2017-10-17T16:42:44.642951016</dc:date>
    <meta:editing-duration>PT2H9M52S</meta:editing-duration>
    <meta:editing-cycles>5</meta:editing-cycles>
    <meta:generator>LibreOffice/5.1.6.2$Linux_X86_64 LibreOffice_project/10m0$Build-2</meta:generator>
    <meta:document-statistic meta:table-count="6" meta:cell-count="2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6cm" svg:height="9cm" xlink:href=".." xlink:type="simple" chart:class="chart:scatter" chart:style-name="ch1">
        <chart:legend chart:legend-position="end" svg:x="10.576cm" svg:y="4.201cm" style:legend-expansion="high" chart:style-name="ch2"/>
        <chart:plot-area chart:style-name="ch3" table:cell-range-address="Sheet1.H2:Sheet1.H11 Sheet1.J2:Sheet1.J11" svg:x="0.91cm" svg:y="0.395cm" svg:width="10.302cm" svg:height="8.637cm">
          <chartooo:coordinate-region svg:x="1.718cm" svg:y="0.594cm" svg:width="9.214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1" chart:class="chart:scatter">
            <chart:domain table:cell-range-address="Sheet1.H2:Sheet1.H11"/>
            <chart:data-point/>
            <chart:data-point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:Sheet1.H11</svg:desc>
                </draw:g>
              </table:table-cell>
              <table:table-cell office:value-type="float" office:value="17.904">
                <text:p>17.904</text:p>
                <draw:g>
                  <svg:desc>Sheet1.J2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34">
                <text:p>14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.706">
                <text:p>8.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.2675">
                <text:p>5.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0.9985">
                <text:p>20.9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2.H2:Sheet2.H8 Sheet2.J2:Sheet2.J8" svg:x="0.32cm" svg:y="0.18cm" svg:width="13.15cm" svg:height="8.64cm">
          <chartooo:coordinate-region svg:x="1.047cm" svg:y="0.379cm" svg:width="12.0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8" chart:class="chart:scatter">
            <chart:domain table:cell-range-address="Sheet2.H2:Sheet2.H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H2:Sheet2.H8</svg:desc>
                </draw:g>
              </table:table-cell>
              <table:table-cell office:value-type="float" office:value="29.9785">
                <text:p>29.9785</text:p>
                <draw:g>
                  <svg:desc>Sheet2.J2:Sheet2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695">
                <text:p>18.8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.726">
                <text:p>8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40.061">
                <text:p>40.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3.B1:Sheet3.D7" svg:x="0.32cm" svg:y="0.18cm" svg:width="13.097cm" svg:height="8.64cm">
          <chartooo:coordinate-region svg:x="1.047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7" chart:class="chart:scatter">
            <chart:domain table:cell-range-address="Sheet3.B1:Sheet3.B7"/>
            <chart:data-point chart:repeated="7"/>
          </chart:series>
          <chart:series chart:style-name="ch7" chart:values-cell-range-address="Sheet3.D1:Sheet3.D7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1:Sheet3.B7</svg:desc>
                </draw:g>
              </table:table-cell>
              <table:table-cell office:value-type="float" office:value="17.904">
                <text:p>17.904</text:p>
                <draw:g>
                  <svg:desc>Sheet3.C1:Sheet3.C7</svg:desc>
                </draw:g>
              </table:table-cell>
              <table:table-cell office:value-type="float" office:value="29.9785">
                <text:p>29.9785</text:p>
                <draw:g>
                  <svg:desc>Sheet3.D1:Sheet3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34">
                <text:p>14.034</text:p>
              </table:table-cell>
              <table:table-cell office:value-type="float" office:value="18.8695">
                <text:p>18.8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.706">
                <text:p>8.706</text:p>
              </table:table-cell>
              <table:table-cell office:value-type="float" office:value="8.726">
                <text:p>8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.2675">
                <text:p>5.2675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.066">
                <text:p>3.066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26">
                <text:p>1.126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0.9985">
                <text:p>20.9985</text:p>
              </table:table-cell>
              <table:table-cell office:value-type="float" office:value="40.061">
                <text:p>40.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4.H2:Sheet4.H8 Sheet4.J2:Sheet4.J8" svg:x="0.32cm" svg:y="0.18cm" svg:width="13.15cm" svg:height="8.64cm">
          <chartooo:coordinate-region svg:x="1.127cm" svg:y="0.379cm" svg:width="12.0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2:Sheet4.J8" chart:class="chart:scatter">
            <chart:domain table:cell-range-address="Sheet4.H2:Sheet4.H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H2:Sheet4.H8</svg:desc>
                </draw:g>
              </table:table-cell>
              <table:table-cell office:value-type="float" office:value="44.5045">
                <text:p>44.5045</text:p>
                <draw:g>
                  <svg:desc>Sheet4.J2:Sheet4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7555">
                <text:p>25.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.169">
                <text:p>11.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58.6095">
                <text:p>58.6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arm_inertia.H2:arm_inertia.H8 arm_inertia.J2:arm_inertia.J8" svg:x="0.32cm" svg:y="0.18cm" svg:width="13.15cm" svg:height="8.64cm">
          <chartooo:coordinate-region svg:x="1.127cm" svg:y="0.379cm" svg:width="12.0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m_inertia.J2:arm_inertia.J8" chart:class="chart:scatter">
            <chart:domain table:cell-range-address="arm_inertia.H2:arm_inertia.H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m_inertia.H2:arm_inertia.H8</svg:desc>
                </draw:g>
              </table:table-cell>
              <table:table-cell office:value-type="float" office:value="18.558">
                <text:p>18.558</text:p>
                <draw:g>
                  <svg:desc>arm_inertia.J2:arm_inertia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515">
                <text:p>9.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102">
                <text:p>4.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